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9764in" svg:height="2.8012in" svg:x="4.9079in" svg:y="0.524in">
            <draw:object draw:notify-on-update-of-ranges="Sheet1.C7:Sheet1.C7 Sheet1.C8:Sheet1.C14 Sheet1.D7:Sheet1.D7 Sheet1.D8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0012in" svg:height="2.813in" svg:x="4.9047in" svg:y="3.3748in">
            <draw:object draw:notify-on-update-of-ranges="Sheet1.C17:Sheet1.C23 Sheet1.D17:Sheet1.D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9866in" svg:height="2.8047in" svg:x="4.9075in" svg:y="6.2307in">
            <draw:object draw:notify-on-update-of-ranges="Sheet1.C26:Sheet1.C32 Sheet1.D26:Sheet1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eap Sor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 Or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Element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0001308" calcext:value-type="float">
            <text:p>1.31E-0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1" office:value-type="float" office:value="0.00002599" calcext:value-type="float">
            <text:p>2.60E-05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041395" calcext:value-type="float">
            <text:p>0.00041395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568914" calcext:value-type="float">
            <text:p>0.00568914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851365" calcext:value-type="float">
            <text:p>0.0851365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0.912483" calcext:value-type="float">
            <text:p>0.912483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office:value-type="float" office:value="11.2601" calcext:value-type="float">
            <text:p>11.2601</text:p>
          </table:table-cell>
        </table:table-row>
        <table:table-row table:style-name="ro1">
          <table:table-cell/>
          <table:table-cell office:value-type="string" calcext:value-type="string">
            <text:p>Reverse Or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Element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0001174" calcext:value-type="float">
            <text:p>1.17E-0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1" office:value-type="float" office:value="0.000024763" calcext:value-type="float">
            <text:p>2.48E-05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0392933" calcext:value-type="float">
            <text:p>0.000392933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620869" calcext:value-type="float">
            <text:p>0.00620869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825631" calcext:value-type="float">
            <text:p>0.0825631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0.911621" calcext:value-type="float">
            <text:p>0.911621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office:value-type="float" office:value="10.9886" calcext:value-type="float">
            <text:p>10.9886</text:p>
          </table:table-cell>
        </table:table-row>
        <table:table-row table:style-name="ro1">
          <table:table-cell/>
          <table:table-cell office:value-type="string" calcext:value-type="string">
            <text:p>Random Or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Element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0001065" calcext:value-type="float">
            <text:p>1.07E-0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1" office:value-type="float" office:value="0.000024669" calcext:value-type="float">
            <text:p>2.47E-05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0398244" calcext:value-type="float">
            <text:p>0.000398244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566425" calcext:value-type="float">
            <text:p>0.00566425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85662" calcext:value-type="float">
            <text:p>0.085662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office:value-type="float" office:value="12.8687" calcext:value-type="float">
            <text:p>12.86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3:47:38.280169837</meta:creation-date>
    <dc:date>2021-02-17T23:58:49.377050579</dc:date>
    <meta:editing-duration>PT1M</meta:editing-duration>
    <meta:editing-cycles>1</meta:editing-cycles>
    <meta:document-statistic meta:table-count="1" meta:cell-count="52" meta:object-count="3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41cm" svg:height="7.116cm" xlink:href=".." xlink:type="simple" chart:class="chart:scatter" chart:style-name="ch1">
        <chart:title svg:x="5.35cm" svg:y="0.278cm" chart:style-name="ch2">
          <text:p>In Order </text:p>
        </chart:title>
        <chart:legend chart:legend-position="end" svg:x="10.027cm" svg:y="3.259cm" style:legend-expansion="high" chart:style-name="ch3"/>
        <chart:plot-area chart:style-name="ch4" table:cell-range-address="Sheet1.C7:Sheet1.D14" chart:data-source-has-labels="row" svg:x="1.263cm" svg:y="1.199cm" svg:width="8.512cm" svg:height="4.794cm">
          <chartooo:coordinate-region svg:x="2.996cm" svg:y="1.398cm" svg:width="6.036cm" svg:height="3.948cm"/>
          <chart:axis chart:dimension="x" chart:name="primary-x" chart:style-name="ch5">
            <chart:title svg:x="3.993cm" svg:y="6.135cm" chart:style-name="ch6">
              <text:p>Number of Elements</text:p>
            </chart:title>
          </chart:axis>
          <chart:axis chart:dimension="y" chart:name="primary-y" chart:style-name="ch7">
            <chart:title svg:x="0.451cm" svg:y="4.235cm" chart:style-name="ch8">
              <text:p>Time (s)</text:p>
            </chart:title>
            <chart:grid chart:style-name="ch9" chart:class="major"/>
          </chart:axis>
          <chart:series chart:style-name="ch10" chart:values-cell-range-address="Sheet1.D8:Sheet1.D14" chart:label-cell-address="Sheet1.D7:Sheet1.D7" chart:class="chart:scatter">
            <chart:domain table:cell-range-address="Sheet1.C8:Sheet1.C1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8:Sheet1.C14</svg:desc>
                </draw:g>
              </table:table-cell>
              <table:table-cell office:value-type="float" office:value="0.000001308">
                <text:p>0.000001308</text:p>
                <draw:g>
                  <svg:desc>Sheet1.D8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2599">
                <text:p>0.00002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41395">
                <text:p>0.00041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568914">
                <text:p>0.0056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851365">
                <text:p>0.0851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912483">
                <text:p>0.912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1.2601">
                <text:p>11.2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04cm" svg:height="7.146cm" xlink:href=".." xlink:type="simple" chart:class="chart:scatter" chart:style-name="ch1">
        <chart:title svg:x="4.8cm" svg:y="0.278cm" chart:style-name="ch2">
          <text:p>Reverse Order</text:p>
        </chart:title>
        <chart:legend chart:legend-position="end" svg:x="9.852cm" svg:y="3.274cm" style:legend-expansion="high" chart:style-name="ch3"/>
        <chart:plot-area chart:style-name="ch4" table:cell-range-address="Sheet1.C17:Sheet1.D23" svg:x="1.265cm" svg:y="1.199cm" svg:width="8.333cm" svg:height="4.824cm">
          <chartooo:coordinate-region svg:x="2.998cm" svg:y="1.398cm" svg:width="5.857cm" svg:height="3.978cm"/>
          <chart:axis chart:dimension="x" chart:name="primary-x" chart:style-name="ch5">
            <chart:title svg:x="3.905cm" svg:y="6.165cm" chart:style-name="ch6">
              <text:p>Number of Elements</text:p>
            </chart:title>
          </chart:axis>
          <chart:axis chart:dimension="y" chart:name="primary-y" chart:style-name="ch7">
            <chart:title svg:x="0.451cm" svg:y="4.25cm" chart:style-name="ch8">
              <text:p>Time (s)</text:p>
            </chart:title>
            <chart:grid chart:style-name="ch9" chart:class="major"/>
          </chart:axis>
          <chart:series chart:style-name="ch10" chart:values-cell-range-address="Sheet1.D17:Sheet1.D23" chart:class="chart:scatter">
            <chart:domain table:cell-range-address="Sheet1.C17:Sheet1.C23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7:Sheet1.C23</svg:desc>
                </draw:g>
              </table:table-cell>
              <table:table-cell office:value-type="float" office:value="0.000001174">
                <text:p>0.000001174</text:p>
                <draw:g>
                  <svg:desc>Sheet1.D17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24763">
                <text:p>0.000024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392933">
                <text:p>0.000392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620869">
                <text:p>0.00620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825631">
                <text:p>0.0825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911621">
                <text:p>0.911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0.9886">
                <text:p>10.98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67cm" svg:height="7.125cm" xlink:href=".." xlink:type="simple" chart:class="chart:scatter" chart:style-name="ch1">
        <chart:title svg:x="4.795cm" svg:y="0.278cm" chart:style-name="ch2">
          <text:p>Random Order</text:p>
        </chart:title>
        <chart:legend chart:legend-position="end" svg:x="9.815cm" svg:y="3.263cm" style:legend-expansion="high" chart:style-name="ch3"/>
        <chart:plot-area chart:style-name="ch4" table:cell-range-address="Sheet1.C26:Sheet1.D32" svg:x="1.264cm" svg:y="1.199cm" svg:width="8.298cm" svg:height="4.803cm">
          <chartooo:coordinate-region svg:x="2.997cm" svg:y="1.398cm" svg:width="5.822cm" svg:height="3.957cm"/>
          <chart:axis chart:dimension="x" chart:name="primary-x" chart:style-name="ch5">
            <chart:title svg:x="3.887cm" svg:y="6.144cm" chart:style-name="ch6">
              <text:p>Number of Elements</text:p>
            </chart:title>
          </chart:axis>
          <chart:axis chart:dimension="y" chart:name="primary-y" chart:style-name="ch7">
            <chart:title svg:x="0.451cm" svg:y="4.239cm" chart:style-name="ch8">
              <text:p>Time (s)</text:p>
            </chart:title>
            <chart:grid chart:style-name="ch9" chart:class="major"/>
          </chart:axis>
          <chart:series chart:style-name="ch10" chart:values-cell-range-address="Sheet1.D26:Sheet1.D32" chart:class="chart:scatter">
            <chart:domain table:cell-range-address="Sheet1.C26:Sheet1.C32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26:Sheet1.C32</svg:desc>
                </draw:g>
              </table:table-cell>
              <table:table-cell office:value-type="float" office:value="0.000001065">
                <text:p>0.000001065</text:p>
                <draw:g>
                  <svg:desc>Sheet1.D26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24669">
                <text:p>0.000024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398244">
                <text:p>0.000398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566425">
                <text:p>0.00566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85662">
                <text:p>0.085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2.8687">
                <text:p>12.86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